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color="#009900" style:text-line-through-style="solid" style:text-line-through-type="single" style:text-position=""/>
    </style:style>
    <style:style style:name="ce3" style:family="table-cell" style:parent-style-name="Default">
      <style:text-properties fo:color="#009900"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c5000b"/>
    </style:style>
    <style:style style:name="ce6" style:family="table-cell" style:parent-style-name="Default">
      <style:text-properties fo:color="#009900"/>
    </style:style>
    <style:style style:name="ce7" style:family="table-cell" style:parent-style-name="Default">
      <style:table-cell-properties fo:background-color="#ffff00"/>
      <style:text-properties fo:color="#c5000b"/>
    </style:style>
    <style:style style:name="ce8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9" style:family="table-cell" style:parent-style-name="Default">
      <style:text-properties fo:color="#800000"/>
    </style:style>
    <style:style style:name="ce10" style:family="table-cell" style:parent-style-name="Default">
      <style:table-cell-properties fo:background-color="#ffff00"/>
      <style:text-properties fo:color="#800000"/>
    </style:style>
    <style:style style:name="ce11" style:family="table-cell" style:parent-style-name="Default">
      <style:table-cell-properties fo:background-color="transparent"/>
      <style:text-properties fo:color="#009900"/>
    </style:style>
    <style:style style:name="ce12" style:family="table-cell" style:parent-style-name="Default">
      <style:text-properties fo:color="#ff6600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>
      <style:text-properties fo:color="#009900" style:text-line-through-style="solid" style:text-line-through-type="singl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4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4"/>
          <table:table-cell table:number-columns-repeated="5"/>
        </table:table-row>
        <table:table-row table:style-name="ro1">
          <table:table-cell table:number-columns-repeated="13"/>
          <table:table-cell table:style-name="ce12" office:value-type="string" calcext:value-type="string">
            <text:p>Load is not executed in case there is any store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text:p>Confirm drain even ke upar neeche kya hai</text:p>
          </table:table-cell>
          <table:table-cell table:number-columns-repeated="10"/>
          <table:table-cell table:style-name="ce12" office:value-type="string" calcext:value-type="string">
            <text:p>Store is not executed in case there is any load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2" office:value-type="string" calcext:value-type="string">
            <text:p>Store is not executed in case there is any store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4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DOs</text:p>
          </table:table-cell>
          <table:table-cell/>
          <table:table-cell table:style-name="ce4" office:value-type="string" calcext:value-type="string">
            <text:p>Main Kaam:</text:p>
          </table:table-cell>
          <table:table-cell table:number-columns-repeated="7"/>
          <table:table-cell table:style-name="ce4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ll instructions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6"/>
          <table:table-cell table:style-name="ce4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4" office:value-type="string" calcext:value-type="string">
            <text:p>To Submit:</text:p>
          </table:table-cell>
          <table:table-cell table:number-columns-repeated="4"/>
          <table:table-cell table:style-name="ce17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table:style-name="ce17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port</text:p>
          </table:table-cell>
          <table:table-cell table:number-columns-repeated="3"/>
          <table:table-cell table:style-name="ce9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>
          <table:table-cell table:style-name="ce4" office:value-type="string" calcext:value-type="string">
            <text:p>Ask Seep: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Ye 5 stalls kyun hain bi??? - expecially branch misprediction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5"/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4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4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4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4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5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4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6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“ * core.getStepSize()” ye use karna hai kya latency ke liye?</text:p>
          </table:table-cell>
          <table:table-cell table:number-columns-repeated="11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2"/>
          <table:table-cell table:style-name="ce4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nit tests banaye hain..chalega na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4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we don't need to take care of energy part (leakage energy etc)...rt? 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nop ke liye CDB ko request bhejni hai?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7" office:value-type="string" calcext:value-type="string">
            <text:p>can there be a scenario wherein an instruction has both integer &amp; float operands – be it two source operands or one source &amp; one destina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0"/>
          <table:table-cell table:style-name="ce7" office:value-type="string" calcext:value-type="string">
            <text:p>Ask someone(maybe siva): load step 1 &amp; store mein “there are no stores earlier in the Q” kyun likha hai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10" office:value-type="string" calcext:value-type="string">
            <text:p>address calculation ke liye FU chiye kya?? &amp; vo intALU hoga????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imm operands kahaan kahaan ho sakte hain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se WR mein daaldo .. CDB issue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11" office:value-type="string" calcext:value-type="string">
            <text:p>we are not using any retireWidth etc...just using fetchWidth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mein checking FU available logic daala hai...seems fine = send to RS if FU is available?</text:p>
          </table:table-cell>
          <table:table-cell table:number-columns-repeated="10"/>
          <table:table-cell table:style-name="ce6" office:value-type="string" calcext:value-type="string">
            <text:p>Execute &amp; WriteResult mein saare RS chking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 office:value-type="string" calcext:value-type="string">
            <text:p>SYNCH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Interrupt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RS mein extra fields daal lun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Decode stage alag se banai hai kya?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intAL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intDIV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intMUL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oatALU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oatDIV</text:p>
          </table:table-cell>
          <table:table-cell table:number-columns-repeated="3"/>
          <table:table-cell office:value-type="string" calcext:value-type="string">
            <text:p>try with 2 inst &amp; 1 R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loatMU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ry with multiple instructions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XCHG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6"/>
          <table:table-cell office:value-type="string" calcext:value-type="string">
            <text:p>Check imm operands bi ho sakte hain kya?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 office:value-type="string" calcext:value-type="string">
            <text:p>nop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mov</text:p>
          </table:table-cell>
          <table:table-cell table:number-columns-repeated="3"/>
          <table:table-cell office:value-type="string" calcext:value-type="string">
            <text:p>try some scenario like 2 RS size, but 2<text:span text:style-name="T1">nd</text:span> inst is waiting for destination of 1<text:span text:style-name="T1">st</text:span> operan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ranc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table:number-columns-repeated="3"/>
          <table:table-cell office:value-type="string" calcext:value-type="string">
            <text:p>Big benchmark chala ke dekho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synch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interrupt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ek benchmark ko actual chalao &amp; compare karo apni reading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cenario with one load &amp; then alu with source as previous load destination</text:p>
          </table:table-cell>
          <table:table-cell/>
        </table:table-row>
        <table:table-row table:style-name="ro1" table:number-rows-repeated="27">
          <table:table-cell table:number-columns-repeated="8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6"/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re.stepSiz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tach m/m system – both ins &amp; dat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unit tes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 style:data-style-name="N2" text:time-value="01:49:41.030738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2.7.2$Linux_X86_64 LibreOffice_project/420m0$Build-2</meta:generator>
    <dc:date>2015-04-24T01:53:16.797447941</dc:date>
    <meta:editing-duration>P1DT20H52M58S</meta:editing-duration>
    <meta:editing-cycles>154</meta:editing-cycles>
    <meta:document-statistic meta:table-count="3" meta:cell-count="89" meta:object-count="0"/>
  </office:meta>
</office:document-meta>
</file>